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ba1ae0" officeooo:paragraph-rsid="00c5e64c"/>
    </style:style>
    <style:style style:name="P2" style:family="paragraph" style:parent-style-name="Text_20_body">
      <style:text-properties fo:font-size="12pt" officeooo:rsid="00db5774" officeooo:paragraph-rsid="00f3d8a1" style:font-size-asian="12pt" style:font-size-complex="12pt"/>
    </style:style>
    <style:style style:name="P3" style:family="paragraph" style:parent-style-name="Text_20_body">
      <style:text-properties fo:font-size="12pt" officeooo:rsid="00db5774" officeooo:paragraph-rsid="00f98788" style:font-size-asian="12pt" style:font-size-complex="12pt"/>
    </style:style>
    <style:style style:name="P4" style:family="paragraph" style:parent-style-name="Text_20_body">
      <style:text-properties fo:font-size="12pt" officeooo:rsid="00db5774" officeooo:paragraph-rsid="00fb116c" style:font-size-asian="12pt" style:font-size-complex="12pt"/>
    </style:style>
    <style:style style:name="P5" style:family="paragraph" style:parent-style-name="Text_20_body">
      <style:text-properties fo:font-size="12pt" officeooo:rsid="00db5774" officeooo:paragraph-rsid="010234b0" style:font-size-asian="12pt" style:font-size-complex="12pt"/>
    </style:style>
    <style:style style:name="P6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7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8" style:family="paragraph" style:parent-style-name="Heading_20_2">
      <style:text-properties fo:font-size="14pt" style:font-size-asian="14pt" style:font-size-complex="14pt"/>
    </style:style>
    <style:style style:name="P9" style:family="paragraph" style:parent-style-name="Heading_20_2">
      <style:text-properties fo:font-size="14pt" officeooo:rsid="00fedad6" officeooo:paragraph-rsid="00fedad6" style:font-size-asian="14pt" style:font-size-complex="14pt"/>
    </style:style>
    <style:style style:name="P10" style:family="paragraph" style:parent-style-name="Heading_20_2">
      <style:text-properties fo:font-size="14pt" officeooo:rsid="00f1c51b" officeooo:paragraph-rsid="00fedad6" style:font-size-asian="14pt" style:font-size-complex="14pt"/>
    </style:style>
    <style:style style:name="P11" style:family="paragraph" style:parent-style-name="Heading_20_2">
      <style:text-properties fo:font-size="14pt" officeooo:rsid="010bee93" officeooo:paragraph-rsid="010bee93" style:font-size-asian="14pt" style:font-size-complex="14pt"/>
    </style:style>
    <style:style style:name="P12" style:family="paragraph" style:parent-style-name="Text_20_body">
      <style:text-properties fo:font-size="12pt" officeooo:rsid="00f1d882" officeooo:paragraph-rsid="00f1d882" style:font-size-asian="12pt" style:font-size-complex="12pt"/>
    </style:style>
    <style:style style:name="P13" style:family="paragraph" style:parent-style-name="Text_20_body">
      <style:text-properties fo:font-size="12pt" officeooo:rsid="00db5774" officeooo:paragraph-rsid="00f3d8a1" style:font-size-asian="12pt" style:font-size-complex="12pt"/>
    </style:style>
    <style:style style:name="P14" style:family="paragraph" style:parent-style-name="Text_20_body">
      <style:text-properties fo:font-size="12pt" officeooo:rsid="00db5774" officeooo:paragraph-rsid="00dc938a" style:font-size-asian="12pt" style:font-size-complex="12pt"/>
    </style:style>
    <style:style style:name="P15" style:family="paragraph" style:parent-style-name="Text_20_body">
      <style:text-properties fo:font-size="12pt" officeooo:rsid="010a75b5" officeooo:paragraph-rsid="010a75b5" style:font-size-asian="12pt" style:font-size-complex="12pt"/>
    </style:style>
    <style:style style:name="P16" style:family="paragraph" style:parent-style-name="Text_20_body">
      <style:text-properties fo:font-size="12pt" officeooo:rsid="00f3a16e" officeooo:paragraph-rsid="010a75b5" style:font-size-asian="12pt" style:font-size-complex="12pt"/>
    </style:style>
    <style:style style:name="P17" style:family="paragraph" style:parent-style-name="Text_20_body">
      <style:text-properties fo:font-size="12pt" officeooo:rsid="00f3a16e" officeooo:paragraph-rsid="00f3d8a1" style:font-size-asian="12pt" style:font-size-complex="12pt"/>
    </style:style>
    <style:style style:name="P18" style:family="paragraph" style:parent-style-name="Text_20_body">
      <style:text-properties fo:font-size="12pt" officeooo:rsid="010bee93" officeooo:paragraph-rsid="010bee93" style:font-size-asian="12pt" style:font-size-complex="12pt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0f016dd" style:font-size-asian="10.5pt" style:font-size-complex="12pt"/>
    </style:style>
    <style:style style:name="T3" style:family="text">
      <style:text-properties style:font-name="Liberation Serif" fo:font-size="12pt" officeooo:rsid="00f1c51b" style:font-size-asian="10.5pt" style:font-size-complex="12pt"/>
    </style:style>
    <style:style style:name="T4" style:family="text">
      <style:text-properties style:font-name="Liberation Serif" fo:font-size="12pt" officeooo:rsid="00f1d882" style:font-size-asian="10.5pt" style:font-size-complex="12pt"/>
    </style:style>
    <style:style style:name="T5" style:family="text">
      <style:text-properties style:font-name="Liberation Serif" fo:font-size="12pt" officeooo:rsid="00f3a16e" style:font-size-asian="10.5pt" style:font-size-complex="12pt"/>
    </style:style>
    <style:style style:name="T6" style:family="text">
      <style:text-properties style:font-name="Liberation Serif" fo:font-size="12pt" officeooo:rsid="0104186e" style:font-size-asian="10.5pt" style:font-size-complex="12pt"/>
    </style:style>
    <style:style style:name="T7" style:family="text">
      <style:text-properties style:font-name="Liberation Serif" fo:font-size="12pt" officeooo:rsid="010a75b5" style:font-size-asian="10.5pt" style:font-size-complex="12pt"/>
    </style:style>
    <style:style style:name="T8" style:family="text">
      <style:text-properties officeooo:rsid="00a27f03"/>
    </style:style>
    <style:style style:name="T9" style:family="text">
      <style:text-properties officeooo:rsid="00a8bc8b"/>
    </style:style>
    <style:style style:name="T10" style:family="text">
      <style:text-properties officeooo:rsid="00ba1ae0"/>
    </style:style>
    <style:style style:name="T11" style:family="text">
      <style:text-properties officeooo:rsid="00f1d882"/>
    </style:style>
    <style:style style:name="T12" style:family="text">
      <style:text-properties officeooo:rsid="00f98788"/>
    </style:style>
    <style:style style:name="T13" style:family="text">
      <style:text-properties officeooo:rsid="00fced8d"/>
    </style:style>
    <style:style style:name="T14" style:family="text">
      <style:text-properties officeooo:rsid="00fedad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f98788" style:font-weight-asian="bold" style:font-weight-complex="bold"/>
    </style:style>
    <style:style style:name="T17" style:family="text">
      <style:text-properties fo:font-weight="bold" officeooo:rsid="00fced8d" style:font-weight-asian="bold" style:font-weight-complex="bold"/>
    </style:style>
    <style:style style:name="T18" style:family="text">
      <style:text-properties fo:font-weight="bold" officeooo:rsid="00f1d882" style:font-weight-asian="bold" style:font-weight-complex="bold"/>
    </style:style>
    <style:style style:name="T19" style:family="text">
      <style:text-properties officeooo:rsid="010234b0"/>
    </style:style>
    <style:style style:name="T20" style:family="text">
      <style:text-properties officeooo:rsid="010a75b5"/>
    </style:style>
    <style:style style:name="T21" style:family="text">
      <style:text-properties officeooo:rsid="010b43a7"/>
    </style:style>
    <style:style style:name="T22" style:family="text">
      <style:text-properties officeooo:rsid="010bee93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10bee93" style:font-size-asian="14pt" style:font-size-complex="14pt"/>
    </style:style>
    <style:style style:name="T25" style:family="text">
      <style:text-properties fo:font-size="14pt" officeooo:rsid="010c8bd6" style:font-size-asian="14pt" style:font-size-complex="14pt"/>
    </style:style>
    <style:style style:name="T26" style:family="text">
      <style:text-properties officeooo:rsid="010c8bd6"/>
    </style:style>
    <style:style style:name="T27" style:family="text">
      <style:text-properties officeooo:rsid="01101f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ST<text:span text:style-name="T8">0006</text:span> – <text:span text:style-name="T10">Computer Programming Foundations</text:span></text:h>
      <text:h text:style-name="P7" text:outline-level="2">INTRODUCTION <text:span text:style-name="T9">to WEEK03</text:span></text:h>
      <text:p text:style-name="P1"><text:span text:style-name="T1">In this lecture and lab section we are going to learn </text:span><text:span text:style-name="T2">about algorithms, initial programming concepts and a </text:span><text:span text:style-name="T3">high-level</text:span><text:span text:style-name="T2"> look at solving problems. <text:s/></text:span><text:span text:style-name="T4">Today’s topics are difficult to cover in only one lecture. <text:s/>The topics we’re covering today have taken over 300 years to </text:span><text:span text:style-name="T5">evolve</text:span><text:span text:style-name="T4"> and </text:span><text:span text:style-name="T6">cover an insane amount</text:span><text:span text:style-name="T4"> of information, so we’re only going to </text:span><text:span text:style-name="T5">be able to </text:span><text:span text:style-name="T4">scratch the surface. <text:s/></text:span><text:span text:style-name="T7">We will also start using the book as a guideline, and will be covering two chapters per week. <text:s/>So this week, read at least the first two chapters.</text:span></text:p>
      <text:h text:style-name="P9" text:outline-level="2">People</text:h>
      <text:p text:style-name="P12">Many people can be accredited for the development of the computer and computing science. <text:s/>However, there are some key people that have made huge leaps that we all benefit from to this day. <text:s/>Here are five of them.</text:p>
      <text:p text:style-name="P3"><text:span text:style-name="T15">Gottfried Leibniz (</text:span><text:span text:style-name="T16">1646</text:span><text:span text:style-name="T15"> – </text:span><text:span text:style-name="T16">1716</text:span><text:span text:style-name="T15">)</text:span> <text:span text:style-name="T12">Inventor of mechanical calculators, </text:span>developed logic in a formal, mathematical sense with his writings on the binary numeral system.</text:p>
      <text:p text:style-name="P3"><text:span text:style-name="T15">George Boole (1815 – 1864)</text:span> <text:s/><text:span text:style-name="T12">Among other published material his writings on Boolean algebra in 1854 is said to have laid the foundations for the information age.</text:span></text:p>
      <text:p text:style-name="P4"><text:span text:style-name="T15">Charles Babbage </text:span><text:span text:style-name="T17">(1822 – 1837)</text:span><text:span text:style-name="T13"> <text:s/></text:span>Originated the concept of a programmable computer. <text:s/><text:span text:style-name="T13">Designed the idea of the Analytical Engine in 1837, but due to lack of funding was unable to build it.</text:span></text:p>
      <text:p text:style-name="P4"><text:span text:style-name="T18">Ada Lovelass (1815 – 1852)</text:span><text:span text:style-name="T11"> Worked with Charles Babbage and created the first algorithm intended to be carried out by his machine. <text:s/>She is considered to be the world’s first programmer.</text:span></text:p>
      <text:p text:style-name="P5"><text:span text:style-name="T15">Alan Turing (1912 – 1954)</text:span> <text:span text:style-name="T13">Considered to be the father of computer science and artificial intelligence. <text:s/>Built the first (re)programmable computer in 1936, which he called the a-machine (automatic machine) with which the world now has the term “Turing Complete”. <text:s/></text:span>Turing completeness is the ability for a system of instructions to simulate a Turing machine.</text:p>
      <text:h text:style-name="P10" text:outline-level="2">Comput<text:span text:style-name="T14">ing</text:span> Science</text:h>
      <text:p text:style-name="P2">A programming language that is Turing complete is theoretically capable of expressing all tasks <text:span text:style-name="T21">that can be accomplished</text:span> by computers; nearly all programming languages are Turing complete if the limitations of finite memory are ignored.</text:p>
      <text:p text:style-name="P15">What it basically boils down to is with only three things you can solve any problem. <text:s/></text:p>
      <text:p text:style-name="P15"><text:span text:style-name="T21">Repetition </text:span>(For loops, While loops, Recursion)</text:p>
      <text:p text:style-name="P16">Conditional Branching <text:span text:style-name="T20">(IF/THEN/ELSE, CASE and GOTO)</text:span></text:p>
      <text:p text:style-name="P16">Memory to hold a value <text:span text:style-name="T21">in memory and change it</text:span></text:p>
      <text:h text:style-name="P11" text:outline-level="2"><text:soft-page-break/>Automata Theory</text:h>
      <text:p text:style-name="P18"><text:span text:style-name="T22">A</text:span>utomata theory is the study of computational problems that can be solved by abstract machines and automation. <text:s/>The easiest way to think of this is to break it into two categories, States and Transitions. <text:s/>For each state, <text:span text:style-name="T26">if </text:span>given <text:span text:style-name="T26">valid </text:span>input, will accept and respond by <text:span text:style-name="T26">transitioning </text:span>into a new state or reject the in<text:span text:style-name="T26">put</text:span> and wait for the next instruction. <text:s/><text:span text:style-name="T26">An elevator is a perfect example of this. <text:s/>If you are on floor 1, and you push 2 it will read the 2, accept the input, it will jump to the next state by closing the doors, and moving to floor 2. <text:s/>Now if you’re on floor 2 and you press 2, it will ignore this input as there is nothing for the elevator to do, and wait for the next instruction.</text:span></text:p>
      <text:h text:style-name="P8" text:outline-level="2">Algorithms</text:h>
      <text:p text:style-name="P5">To understanding programming theory it is important to understand what a program actually is and what it does. <text:s text:c="2"/>In simple terms, a program a sequence of written instructions (known as statements) to solve a problem or set of problems. <text:s/></text:p>
      <text:p text:style-name="P5"><text:span text:style-name="T19">It is </text:span>important to identify the problem you want to solve, then formulate a solution by breaking down a solution into a series of smaller steps that will allow you to solve that problem.</text:p>
      <text:p text:style-name="P2">So then, what is an algorithm?</text:p>
      <text:p text:style-name="P5">An algorithm is the set of steps you need to preform to solve a problem. <text:s/><text:span text:style-name="T19">This algorithm can be an advanced mathematical equation to solve a problem, or automating some mundane that you have to do everyday.</text:span></text:p>
      <text:p text:style-name="P5">A perfect example to explain <text:span text:style-name="T19">an algorithm is</text:span>, say you’re in a strange new City on a business trip. <text:s/>It’s late and you’re craving a slice of pizza. <text:s/>You see a drunk guy coming out of a bar and decide to ask him how to get to the nearest pizza place. Unfortunately he is a close-talker and has bad breath, but he manages to give you a set of directions on how to get to the nearest pizza place. <text:s/>These steps are a perfect example of an algorithm that will solve your problem. <text:s/>If you follow the algorithm, you will get to eat. <text:s/>If you don’t follow the algorithm you’ll end up being the victim of a crime scene. <text:s/>Much like this scenario, an algorithm <text:span text:style-name="T27">is</text:span> a <text:span text:style-name="T19">sequence</text:span> of steps that you can easily program to solve a problem.</text:p>
      <text:p text:style-name="P1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$Build-2</meta:generator>
    <dc:date>2018-02-08T14:04:30.415968250</dc:date>
    <dc:creator>Cory Hilliard</dc:creator>
    <meta:editing-duration>P4DT12H12M7S</meta:editing-duration>
    <meta:editing-cycles>68</meta:editing-cycles>
    <meta:document-statistic meta:table-count="0" meta:image-count="0" meta:object-count="0" meta:page-count="2" meta:paragraph-count="24" meta:word-count="767" meta:character-count="4432" meta:non-whitespace-character-count="3653"/>
  </office:meta>
</office:document-meta>
</file>